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4.233cm" draw:z-index="0">
        <draw:text-box fo:min-height="0.45cm">
          <text:p text:style-name="Text_20_body"/>
        </draw:text-box>
      </draw:frame>
      <text:p text:style-name="Standard"/>
      <text:p text:style-name="P2">http://russell.ballestrini.net/filtering-aws-resources-with-boto3/</text:p>
      <text:p text:style-name="P1">https://gist.github.com/nguyendv/8cfd92fc8ed32ebb78e366f44c2daea6</text:p>
      <text:p text:style-name="P1">http://docs.ansible.com/ansible/latest/ec2_vpc_nacl_module.html</text:p>
      <text:p text:style-name="P1"><text:s text:c="2"/></text:p>
      <text:p text:style-name="P1"><text:s text:c="2"/></text:p>
      <text:p text:style-name="P2">​</text:p>
      <text:p text:style-name="P2">import boto3</text:p>
      <text:p text:style-name="P2">ec2 = boto3.resource('ec2',region_name='us-east-1')</text:p>
      <text:h text:style-name="Heading_20_1" text:outline-level="1"><text:bookmark text:name="Creating-VPC"/>Creating VPC</text:h>
      <text:p text:style-name="P2">vpc = ec2.create_vpc(CidrBlock='10.0.0.0/16')</text:p>
      <text:p text:style-name="P1">vpc.create_tags(Tags=[{"Key": "Name", "Value": "myvpc"}])</text:p>
      <text:p text:style-name="P1">vpc.wait_until_available()</text:p>
      <text:h text:style-name="Heading_20_1" text:outline-level="1"><text:bookmark text:name="Printng-VPC-id"/>Printng VPC id</text:h>
      <text:p text:style-name="P2">print(vpc.id)</text:p>
      <text:p text:style-name="P3">vpc-a5aa36dd</text:p>
      <text:h text:style-name="Heading_20_1" text:outline-level="1"><text:bookmark text:name="Create-then-attach-internet-gateway"/>Create then attach internet gateway</text:h>
      <text:p text:style-name="P2">ig = ec2.create_internet_gateway()</text:p>
      <text:p text:style-name="P1">ig.create_tags(Tags=[{"Key": "Name", "Value": "mygw"}])</text:p>
      <text:p text:style-name="P1">print('Gateway ID :',ig.id)</text:p>
      <text:p text:style-name="P1">​</text:p>
      <text:p text:style-name="P3">Gateway ID : igw-b17fe6c8</text:p>
      <text:h text:style-name="Heading_20_1" text:outline-level="1"><text:bookmark text:name="Listing-all-gateway"/>Listing all gateway</text:h>
      <text:p text:style-name="P2">for gwInfo in ec2.internet_gateways.all():</text:p>
      <text:p text:style-name="P1"><text:s text:c="2"/>print(gwInfo.id)</text:p>
      <text:p text:style-name="Preformatted_20_Text">igw-5b70e922</text:p>
      <text:p text:style-name="P3">igw-b17fe6c8</text:p>
      <text:h text:style-name="Heading_20_1" text:outline-level="1"><text:bookmark text:name="Listing-based-on-name"/>Listing based on name</text:h>
      <text:p text:style-name="P2">filters = [{'Name':'tag:Name', 'Values':['mygw']}]</text:p>
      <text:p text:style-name="P1">for gwInfo in ec2.internet_gateways.filter(Filters=filters):</text:p>
      <text:p text:style-name="P1"><text:s text:c="2"/>print(gwInfo.id)</text:p>
      <text:p text:style-name="P3">igw-b17fe6c8</text:p>
      <text:h text:style-name="Heading_20_1" text:outline-level="1"><text:bookmark text:name="Attaching-gateway-to-vpc"/>Attaching gateway to vpc</text:h>
      <text:p text:style-name="P2">#vpc.attach_internet_gateway(InternetGatewayId=ig.id)</text:p>
      <text:p text:style-name="P1">vpc.attach_internet_gateway(InternetGatewayId=ig.id)</text:p>
      <text:p text:style-name="Preformatted_20_Text">{'ResponseMetadata': {'HTTPHeaders': {'content-type': 'text/xml;charset=UTF-8',</text:p>
      <text:p text:style-name="Preformatted_20_Text"><text:s text:c="3"/>'date': 'Thu, 23 Nov 2017 07:03:15 GMT',</text:p>
      <text:p text:style-name="Preformatted_20_Text"><text:s text:c="3"/>'server': 'AmazonEC2',</text:p>
      <text:p text:style-name="Preformatted_20_Text"><text:s text:c="3"/>'transfer-encoding': 'chunked',</text:p>
      <text:p text:style-name="Preformatted_20_Text"><text:s text:c="3"/>'vary': 'Accept-Encoding'},</text:p>
      <text:p text:style-name="Preformatted_20_Text"><text:soft-page-break/><text:s text:c="2"/>'HTTPStatusCode': 200,</text:p>
      <text:p text:style-name="Preformatted_20_Text"><text:s text:c="2"/>'RequestId': '9f3197bc-7889-43c6-b0c7-91b1c730d448',</text:p>
      <text:p text:style-name="P3"><text:s text:c="2"/>'RetryAttempts': 0}}</text:p>
      <text:h text:style-name="Heading_20_1" text:outline-level="1"><text:bookmark text:name="Detaching-InterNet-Gateway."/>Detaching InterNet Gateway.</text:h>
      <text:p text:style-name="P2">vpc.detach_internet_gateway(InternetGatewayId=ig.id)</text:p>
      <text:p text:style-name="Preformatted_20_Text">{'ResponseMetadata': {'HTTPHeaders': {'content-type': 'text/xml;charset=UTF-8',</text:p>
      <text:p text:style-name="Preformatted_20_Text"><text:s text:c="3"/>'date': 'Thu, 23 Nov 2017 07:02:58 GMT',</text:p>
      <text:p text:style-name="Preformatted_20_Text"><text:s text:c="3"/>'server': 'AmazonEC2',</text:p>
      <text:p text:style-name="Preformatted_20_Text"><text:s text:c="3"/>'transfer-encoding': 'chunked',</text:p>
      <text:p text:style-name="Preformatted_20_Text"><text:s text:c="3"/>'vary': 'Accept-Encoding'},</text:p>
      <text:p text:style-name="Preformatted_20_Text"><text:s text:c="2"/>'HTTPStatusCode': 200,</text:p>
      <text:p text:style-name="Preformatted_20_Text"><text:s text:c="2"/>'RequestId': '36e4c5e9-2120-47a4-ba92-f2ce3fd5f0b8',</text:p>
      <text:p text:style-name="P3"><text:s text:c="2"/>'RetryAttempts': 0}}</text:p>
      <text:h text:style-name="Heading_20_1" text:outline-level="1"><text:bookmark text:name="Deleting-GateWay"/>Deleting GateWay</text:h>
      <text:p text:style-name="P2">ig.delete()</text:p>
      <text:h text:style-name="Heading_20_1" text:outline-level="1"><text:bookmark text:name="Deleting-VPC"/>Deleting VPC</text:h>
      <text:p text:style-name="P2">vpc.delete()</text:p>
      <text:p text:style-name="P2">dir(ec2)</text:p>
      <text:h text:style-name="Heading_20_1" text:outline-level="1"><text:bookmark text:name="Listing-all-vpcs"/>Listing all vpcs</text:h>
      <text:p text:style-name="P2">list(ec2.vpcs.all())</text:p>
      <text:h text:style-name="Heading_20_1" text:outline-level="1"><text:bookmark text:name="Listing-Based-on-tags"/>Listing Based on tags</text:h>
      <text:p text:style-name="P2">filters = [{'Name':'tag:Name', 'Values':['myvpc']}]</text:p>
      <text:p text:style-name="P1">list(ec2.vpcs.filter(Filters=filters))</text:p>
      <text:p text:style-name="P2">filters = [{'Name':'tag:Name', 'Values':['myvpc']}]</text:p>
      <text:p text:style-name="P1">for vpcInfo <text:s/>in ec2.vpcs.filter(Filters=filters):</text:p>
      <text:p text:style-name="P1"><text:s text:c="4"/>vpcId = vpcInfo.id</text:p>
      <text:p text:style-name="P1"><text:s text:c="4"/>print(vpcId)</text:p>
      <text:h text:style-name="Heading_20_1" text:outline-level="1"><text:bookmark text:name="Deleting-Single-Vpc-using-vpc-ID"/>Deleting Single Vpc using vpc ID</text:h>
      <text:p text:style-name="P2">v = ec2.Vpc('vpc-8afb74f2')</text:p>
      <text:p text:style-name="P1">v.delete()</text:p>
      <text:h text:style-name="Heading_20_1" text:outline-level="1"><text:bookmark text:name="deleting-all-vpcs-based-on-tags"/>deleting all vpcs based on tags</text:h>
      <text:p text:style-name="P2">filters = [{'Name':'tag:Name', 'Values':['myvpc']}]</text:p>
      <text:p text:style-name="P1">for vpcInfo <text:s/>in ec2.vpcs.filter(Filters=filters):</text:p>
      <text:p text:style-name="P1"><text:s text:c="4"/>vpcId = vpcInfo.id</text:p>
      <text:p text:style-name="P1"><text:s text:c="4"/>vpcObject = ec2.Vpc(vpcId)</text:p>
      <text:p text:style-name="P1"><text:s text:c="4"/>vpcObject.delete()</text:p>
      <text:p text:style-name="P2">dir(vpcObject)</text:p>
      <text:p text:style-name="P2">filters = [{'Name':'tag:Name', 'Values':['myvpc']}]</text:p>
      <text:p text:style-name="P1">for vpcInfo <text:s/>in ec2.vpcs.filter(Filters=filters):</text:p>
      <text:p text:style-name="P1"><text:s text:c="4"/>vpcId = vpcInfo.id</text:p>
      <text:p text:style-name="P1"><text:soft-page-break/><text:s text:c="4"/>vpcObject = ec2.Vpc(vpcId)</text:p>
      <text:p text:style-name="P1"><text:s text:c="4"/>for gwInfo in vpcObject.internet_gateways.all():</text:p>
      <text:p text:style-name="P1"><text:s text:c="6"/>gwId = gwInfo.id</text:p>
      <text:p text:style-name="P1"><text:s text:c="4"/>vpcObject.detach_internet_gateway(InternetGatewayId=gwId)</text:p>
      <text:p text:style-name="P1"><text:s text:c="4"/>vpcObject.delete()</text:p>
      <text:h text:style-name="Heading_20_1" text:outline-level="1"><text:bookmark text:name="Creating-Subnet"/>Creating Subnet</text:h>
      <text:p text:style-name="P2">​</text:p>
      <text:p text:style-name="P1">import boto3</text:p>
      <text:p text:style-name="P1">ec2 = boto3.resource('ec2',region_name='us-east-1')</text:p>
      <text:p text:style-name="P1">print('- Creating VPC myvpc')</text:p>
      <text:p text:style-name="P1">vpc = ec2.create_vpc(CidrBlock='10.0.0.0/16')</text:p>
      <text:p text:style-name="P1">vpc.create_tags(Tags=[{"Key": "Name", "Value": "myvpc"}])</text:p>
      <text:p text:style-name="P1">vpc.wait_until_available()</text:p>
      <text:p text:style-name="P1">print('VPC ID :',vpc.id)</text:p>
      <text:p text:style-name="P1">​</text:p>
      <text:p text:style-name="P1">print('- Creating IGW')</text:p>
      <text:p text:style-name="P1">ig = ec2.create_internet_gateway()</text:p>
      <text:p text:style-name="P1">ig.create_tags(Tags=[{"Key": "Name", "Value": "mygw2"}])</text:p>
      <text:p text:style-name="P1">print('Gateway ID :',ig.id)</text:p>
      <text:p text:style-name="P1">​</text:p>
      <text:p text:style-name="P1">print('- Attaching IGW to myvpc')</text:p>
      <text:p text:style-name="P1">vpc.attach_internet_gateway(InternetGatewayId=ig.id)</text:p>
      <text:p text:style-name="P1">​</text:p>
      <text:p text:style-name="P1">print('- Adding Routing rules')</text:p>
      <text:p text:style-name="P1">rt = vpc.create_route_table()</text:p>
      <text:p text:style-name="P1">route = rt.create_route(</text:p>
      <text:p text:style-name="P1"><text:s text:c="4"/>DestinationCidrBlock='0.0.0.0/0',</text:p>
      <text:p text:style-name="P1"><text:s text:c="4"/>GatewayId=ig.id</text:p>
      <text:p text:style-name="P1">)</text:p>
      <text:p text:style-name="P1">print(rt.id)</text:p>
      <text:p text:style-name="P1">​</text:p>
      <text:p text:style-name="P1">print('- Creating subnet')</text:p>
      <text:p text:style-name="P1">subnet1 = ec2.create_subnet(CidrBlock='10.0.1.0/24', VpcId=vpc.id)</text:p>
      <text:p text:style-name="P1">subnet2 = ec2.create_subnet(CidrBlock='10.0.2.0/24', VpcId=vpc.id)</text:p>
      <text:p text:style-name="P1">subnet3 = ec2.create_subnet(CidrBlock='10.0.3.0/24', VpcId=vpc.id)</text:p>
      <text:p text:style-name="P1">​</text:p>
      <text:p text:style-name="P1">​</text:p>
      <text:p text:style-name="P1">​</text:p>
      <text:p text:style-name="P1">​</text:p>
      <text:p text:style-name="Preformatted_20_Text">- Creating VPC myvpc</text:p>
      <text:p text:style-name="Preformatted_20_Text">VPC ID : vpc-9ca935e4</text:p>
      <text:p text:style-name="Preformatted_20_Text">- Creating IGW</text:p>
      <text:p text:style-name="Preformatted_20_Text">Gateway ID : igw-2277ee5b</text:p>
      <text:p text:style-name="Preformatted_20_Text">- Attaching IGW to myvpc</text:p>
      <text:p text:style-name="Preformatted_20_Text">- Adding Routing rules</text:p>
      <text:p text:style-name="Preformatted_20_Text">rtb-d4201aae</text:p>
      <text:p text:style-name="P3">- Creating subnet</text:p>
      <text:p text:style-name="P2">print('- Creating subnet')</text:p>
      <text:p text:style-name="P1">subnet = ec2.create_subnet(CidrBlock='10.0.1.16/28', VpcId='vpc-c64ac5be')</text:p>
      <text:p text:style-name="P1">print(subnet.id)</text:p>
      <text:p text:style-name="Preformatted_20_Text">- Creating subnet</text:p>
      <text:p text:style-name="P3">subnet-e6f1f1ea</text:p>
      <text:p text:style-name="P2">sec_group = ec2.create_security_group(GroupName='mySecGroup', Description='My Security Group', VpcId='vpc-9ca935e4') </text:p>
      <text:p text:style-name="P1">sec_group.authorize_ingress(CidrIp='0.0.0.0/0', IpProtocol='TCP', FromPort=22,ToPort=22)</text:p>
      <text:p text:style-name="Preformatted_20_Text">{'ResponseMetadata': {'HTTPHeaders': {'content-type': 'text/xml;charset=UTF-8',</text:p>
      <text:p text:style-name="Preformatted_20_Text"><text:s text:c="3"/>'date': 'Thu, 23 Nov 2017 07:33:57 GMT',</text:p>
      <text:p text:style-name="Preformatted_20_Text"><text:soft-page-break/><text:s text:c="3"/>'server': 'AmazonEC2',</text:p>
      <text:p text:style-name="Preformatted_20_Text"><text:s text:c="3"/>'transfer-encoding': 'chunked',</text:p>
      <text:p text:style-name="Preformatted_20_Text"><text:s text:c="3"/>'vary': 'Accept-Encoding'},</text:p>
      <text:p text:style-name="Preformatted_20_Text"><text:s text:c="2"/>'HTTPStatusCode': 200,</text:p>
      <text:p text:style-name="Preformatted_20_Text"><text:s text:c="2"/>'RequestId': 'adba2b2f-2b48-45ec-96d8-930a4951c9d9',</text:p>
      <text:p text:style-name="P3"><text:s text:c="2"/>'RetryAttempts': 0}}</text:p>
      <text:p text:style-name="P2">instances = ec2.create_instances(</text:p>
      <text:p text:style-name="P1"><text:s text:c="4"/>ImageId='ami-6057e21a', InstanceType='t2.micro', MaxCount=1, MinCount=1,KeyName='virginia',</text:p>
      <text:p text:style-name="P1"><text:s text:c="4"/>NetworkInterfaces=[{'SubnetId': subnet.id, </text:p>
      <text:p text:style-name="P1"><text:s text:c="24"/>'DeviceIndex': 0, </text:p>
      <text:p text:style-name="P1"><text:s text:c="24"/>'AssociatePublicIpAddress': True,</text:p>
      <text:p text:style-name="P1"><text:s text:c="24"/>'Groups': [sec_group.group_id]}])</text:p>
      <text:p text:style-name="P1">instances[0].wait_until_running()</text:p>
      <text:p text:style-name="P1">print(instances[0].id)</text:p>
      <text:p text:style-name="P3">i-00c82e4e6fd753193</text:p>
      <text:h text:style-name="Heading_20_1" text:outline-level="1"><text:bookmark text:name="Getting-Public-IP"/>Getting Public IP</text:h>
      <text:p text:style-name="P2">instances = ec2.instances.all()</text:p>
      <text:p text:style-name="P1">for instance in instances:</text:p>
      <text:p text:style-name="P1"><text:s text:c="2"/>print('---------------------------------')</text:p>
      <text:p text:style-name="P1"><text:s text:c="2"/>print('Type', instance.instance_type)</text:p>
      <text:p text:style-name="P1"><text:s text:c="2"/>print('State', instance.state['Name'])</text:p>
      <text:p text:style-name="P1"><text:s text:c="2"/>print('Private IP', instance.private_ip_address)</text:p>
      <text:p text:style-name="P1"><text:s text:c="2"/>print('Public IP', instance.public_ip_address)</text:p>
      <text:p text:style-name="P1"><text:s text:c="2"/>print('Launch Time', instance.launch_time)</text:p>
      <text:p text:style-name="P1"><text:s text:c="2"/>print('---------------------------------')</text:p>
      <text:p text:style-name="Preformatted_20_Text">---------------------------------</text:p>
      <text:p text:style-name="Preformatted_20_Text">Type t2.micro</text:p>
      <text:p text:style-name="Preformatted_20_Text">State running</text:p>
      <text:p text:style-name="Preformatted_20_Text">Private IP 10.0.1.12</text:p>
      <text:p text:style-name="Preformatted_20_Text">Public IP 34.226.244.40</text:p>
      <text:p text:style-name="Preformatted_20_Text">Launch Time 2017-11-16 09:39:35+00:00</text:p>
      <text:p text:style-name="Preformatted_20_Text">---------------------------------</text:p>
      <text:p text:style-name="Preformatted_20_Text">---------------------------------</text:p>
      <text:p text:style-name="Preformatted_20_Text">Type t2.micro</text:p>
      <text:p text:style-name="Preformatted_20_Text">State running</text:p>
      <text:p text:style-name="Preformatted_20_Text">Private IP 10.0.1.5</text:p>
      <text:p text:style-name="Preformatted_20_Text">Public IP 34.204.186.9</text:p>
      <text:p text:style-name="Preformatted_20_Text">Launch Time 2017-11-16 09:03:19+00:00</text:p>
      <text:p text:style-name="Preformatted_20_Text">---------------------------------</text:p>
      <text:p text:style-name="Preformatted_20_Text">---------------------------------</text:p>
      <text:p text:style-name="Preformatted_20_Text">Type t2.micro</text:p>
      <text:p text:style-name="Preformatted_20_Text">State terminated</text:p>
      <text:p text:style-name="Preformatted_20_Text">Private IP None</text:p>
      <text:p text:style-name="Preformatted_20_Text">Public IP None</text:p>
      <text:p text:style-name="Preformatted_20_Text">Launch Time 2017-11-16 09:31:35+00:00</text:p>
      <text:p text:style-name="P3">---------------------------------</text:p>
      <text:p text:style-name="P2"># ssh = "ssh -i /Users/fujikomalan/id_rsa -o StrictHostKeyChecking=no "+"ec2-user@34.204.186.9"+" "+"bash -s &lt; /Users/fujikomalan/devops/lampinstall.sh"</text:p>
      <text:p text:style-name="P1">​</text:p>
      <text:p text:style-name="P1">​</text:p>
      <text:p text:style-name="P1">ssh = "ssh -i /Users/fujikomalan/id_rsa -o StrictHostKeyChecking=no "+"ec2-user@34.204.186.9"+" "+"sudo su - bash -s &lt; /Users/fujikomalan/devops/nano.sh"</text:p>
      <text:p text:style-name="P1">ssh</text:p>
      <text:p text:style-name="P3">'ssh -i /Users/fujikomalan/id_rsa -o StrictHostKeyChecking=no ec2-user@34.204.186.9 sudo su - bash -s &lt; /Users/fujikomalan/devops/nano.sh'</text:p>
      <text:p text:style-name="P2"><text:soft-page-break/>list(vpc.network_acls.all())[0].id</text:p>
      <text:p text:style-name="P3">'acl-a32b34db'</text:p>
      <text:p text:style-name="P2">acl_Id = list(vpc.network_acls.all())[0].id</text:p>
      <text:p text:style-name="P1">aclObject = ec2.NetworkAcl(acl_Id)</text:p>
      <text:p text:style-name="P1">​</text:p>
      <text:p text:style-name="P1">aclObject.create_entry( CidrBlock='0.0.0.0/0',</text:p>
      <text:p text:style-name="P1"><text:s text:c="6"/>Egress=False,</text:p>
      <text:p text:style-name="P1"><text:s text:c="6"/>PortRange={</text:p>
      <text:p text:style-name="P1"><text:s text:c="10"/>'From': 80,</text:p>
      <text:p text:style-name="P1"><text:s text:c="10"/>'To':80</text:p>
      <text:p text:style-name="P1"><text:s text:c="6"/>},</text:p>
      <text:p text:style-name="P1"><text:s text:c="6"/>Protocol='6',</text:p>
      <text:p text:style-name="P1"><text:s text:c="6"/>RuleAction='allow',</text:p>
      <text:p text:style-name="P1"><text:s text:c="6"/>RuleNumber=201 <text:s text:c="17"/></text:p>
      <text:p text:style-name="P1"><text:s text:c="2"/>)</text:p>
      <text:p text:style-name="P1">​</text:p>
      <text:p text:style-name="P1">aclObject.create_entry( CidrBlock='0.0.0.0/0',</text:p>
      <text:p text:style-name="P1"><text:s text:c="6"/>Egress=False,</text:p>
      <text:p text:style-name="P1"><text:s text:c="6"/>PortRange={</text:p>
      <text:p text:style-name="P1"><text:s text:c="10"/>'From': 22,</text:p>
      <text:p text:style-name="P1"><text:s text:c="10"/>'To':22</text:p>
      <text:p text:style-name="P1"><text:s text:c="6"/>},</text:p>
      <text:p text:style-name="P1"><text:s text:c="6"/>Protocol='6',</text:p>
      <text:p text:style-name="P1"><text:s text:c="6"/>RuleAction='allow',</text:p>
      <text:p text:style-name="P1"><text:s text:c="6"/>RuleNumber=202 <text:s text:c="17"/></text:p>
      <text:p text:style-name="P1"><text:s text:c="2"/>)</text:p>
      <text:p text:style-name="Preformatted_20_Text">{'ResponseMetadata': {'HTTPHeaders': {'content-type': 'text/xml;charset=UTF-8',</text:p>
      <text:p text:style-name="Preformatted_20_Text"><text:s text:c="3"/>'date': 'Thu, 16 Nov 2017 08:59:29 GMT',</text:p>
      <text:p text:style-name="Preformatted_20_Text"><text:s text:c="3"/>'server': 'AmazonEC2',</text:p>
      <text:p text:style-name="Preformatted_20_Text"><text:s text:c="3"/>'transfer-encoding': 'chunked',</text:p>
      <text:p text:style-name="Preformatted_20_Text"><text:s text:c="3"/>'vary': 'Accept-Encoding'},</text:p>
      <text:p text:style-name="Preformatted_20_Text"><text:s text:c="2"/>'HTTPStatusCode': 200,</text:p>
      <text:p text:style-name="Preformatted_20_Text"><text:s text:c="2"/>'RequestId': '634a5a43-95c8-4dbb-aaf1-8595f91ff201',</text:p>
      <text:p text:style-name="P3"><text:s text:c="2"/>'RetryAttempts': 0}}</text:p>
      <text:p text:style-name="P2">aclObject = ec2.NetworkAcl(acl_Id)</text:p>
      <text:p text:style-name="P1">​</text:p>
      <text:p text:style-name="P2">aclObject = ec2.NetworkAcl(acl_Id)</text:p>
      <text:p text:style-name="P2">aclObject = ec2.NetworkAcl('acl-0bb6ba73')</text:p>
      <text:p text:style-name="P2">dir(aclObject)</text:p>
      <text:p text:style-name="P2">aclObject.associations</text:p>
      <text:p text:style-name="P2">aclObject.vpc_id</text:p>
      <text:p text:style-name="P2">aclObject.entries</text:p>
      <text:p text:style-name="P2">outBound = [ ruleDict for ruleDict in aclObject.entries if ruleDict['Egress'] <text:s/>]</text:p>
      <text:p text:style-name="P1">print(outBount)</text:p>
      <text:p text:style-name="P2">inBound = [ ruleDict for ruleDict in aclObject.entries if not ruleDict['Egress'] <text:s/>]</text:p>
      <text:p text:style-name="P1">print(inBound)</text:p>
      <text:p text:style-name="P2">aclObject.create_entry?</text:p>
      <text:h text:style-name="Heading_20_1" text:outline-level="1"><text:bookmark text:name="Adding-new-acl-rule-entry"/>Adding new acl rule entry</text:h>
      <text:p text:style-name="P2">aclObject.create_entry( CidrBlock='0.0.0.0/0',</text:p>
      <text:p text:style-name="P1"><text:s text:c="6"/>Egress=False,</text:p>
      <text:p text:style-name="P1"><text:s text:c="6"/>PortRange={</text:p>
      <text:p text:style-name="P1"><text:s text:c="10"/>'From': 2048,</text:p>
      <text:p text:style-name="P1"><text:s text:c="10"/>'To':2048</text:p>
      <text:p text:style-name="P1"><text:s text:c="6"/>},</text:p>
      <text:p text:style-name="P1"><text:s text:c="6"/>Protocol='6',</text:p>
      <text:p text:style-name="P1"><text:s text:c="6"/>RuleAction='allow',</text:p>
      <text:p text:style-name="P1"><text:s text:c="6"/>RuleNumber=210 <text:s text:c="17"/></text:p>
      <text:p text:style-name="P1"><text:soft-page-break/><text:s text:c="2"/>)</text:p>
      <text:p text:style-name="P2">aclObject.delete_entry(Egress=False,RuleNumber=101)</text:p>
      <text:p text:style-name="P2">​</text:p>
      <text:p text:style-name="P1">try:</text:p>
      <text:p text:style-name="P1"><text:s text:c="2"/>PORT = int(input('Enter Port Number : '))</text:p>
      <text:p text:style-name="P1"><text:s text:c="2"/>print('1.INBOUND')</text:p>
      <text:p text:style-name="P1"><text:s text:c="2"/>print('2.OUTBOUND')</text:p>
      <text:p text:style-name="P1"><text:s text:c="2"/>selection = input('Enter 1 for InBound 2 for OutBound : ')</text:p>
      <text:p text:style-name="P1"><text:s text:c="2"/>if selection == '1':</text:p>
      <text:p text:style-name="P1"><text:s text:c="4"/>status = False</text:p>
      <text:p text:style-name="P1"><text:s text:c="4"/>print('Deleting all InBound rule regarding',PORT)</text:p>
      <text:p text:style-name="P1"><text:s text:c="2"/>elif selection == '2':</text:p>
      <text:p text:style-name="P1"><text:s text:c="4"/>status = True</text:p>
      <text:p text:style-name="P1"><text:s text:c="4"/>print('Deleting all OutBound rule regarding',PORT)</text:p>
      <text:p text:style-name="P1"><text:s text:c="2"/>else:</text:p>
      <text:p text:style-name="P1"><text:s text:c="4"/>print('Invalid selection')</text:p>
      <text:p text:style-name="P1"><text:s text:c="4"/>break</text:p>
      <text:p text:style-name="P1"><text:s text:c="4"/></text:p>
      <text:p text:style-name="P1"><text:s text:c="2"/>for ruleDict in aclObject.entries:</text:p>
      <text:p text:style-name="P1"><text:s text:c="4"/>if ruleDict['Egress'] == False:</text:p>
      <text:p text:style-name="P1"><text:s text:c="8"/>start = ruleDict['PortRange']['From']</text:p>
      <text:p text:style-name="P1"><text:s text:c="8"/>end = ruleDict['PortRange']['To']</text:p>
      <text:p text:style-name="P1"><text:s text:c="8"/>if PORT in range(start,end+1):</text:p>
      <text:p text:style-name="P1"><text:s text:c="10"/>print(ruleDict['RuleNumber'])</text:p>
      <text:p text:style-name="P1">except KeyError:</text:p>
      <text:p text:style-name="P1"><text:s text:c="2"/>pass</text:p>
      <text:p text:style-name="P2">​</text:p>
      <text:p text:style-name="P1">def ruleDel(PORT,STATUS):</text:p>
      <text:p text:style-name="P1"><text:s text:c="2"/>try:</text:p>
      <text:p text:style-name="P1"><text:s text:c="4"/>aclObject = ec2.NetworkAcl('acl-a32b34db')</text:p>
      <text:p text:style-name="P1"><text:s text:c="4"/>for ruleDict in aclObject.entries:</text:p>
      <text:p text:style-name="P1"><text:s text:c="8"/>print(ruleDict)</text:p>
      <text:p text:style-name="P1"><text:s text:c="8"/>if ruleDict['Egress'] == STATUS:</text:p>
      <text:p text:style-name="P1"><text:s text:c="10"/>start = ruleDict['PortRange']['From']</text:p>
      <text:p text:style-name="P1"><text:s text:c="10"/>end = ruleDict['PortRange']['To']</text:p>
      <text:p text:style-name="P1"><text:s text:c="10"/>if PORT in range(start,end+1):</text:p>
      <text:p text:style-name="P1"><text:s text:c="12"/>ruleNumber = ruleDict['RuleNumber']</text:p>
      <text:p text:style-name="P1"><text:s text:c="12"/>print('Deleting Rule Number :',ruleNumber)</text:p>
      <text:p text:style-name="P1"><text:s text:c="12"/>aclObject.delete_entry(Egress=STATUS,RuleNumber=ruleNumber)</text:p>
      <text:p text:style-name="P1"><text:s text:c="2"/>except KeyError:</text:p>
      <text:p text:style-name="P1"><text:s text:c="6"/>pass</text:p>
      <text:p text:style-name="P1">​</text:p>
      <text:p text:style-name="P1"><text:s text:c="4"/></text:p>
      <text:p text:style-name="P1">PORT = int(input('Enter Port Number : '))</text:p>
      <text:p text:style-name="P1">print('1.INBOUND')</text:p>
      <text:p text:style-name="P1">print('2.OUTBOUND')</text:p>
      <text:p text:style-name="P1">selection = input('Enter 1 for InBound 2 for OutBound : ')</text:p>
      <text:p text:style-name="P1">if selection == '1':</text:p>
      <text:p text:style-name="P1"><text:s text:c="2"/>STATUS = False</text:p>
      <text:p text:style-name="P1"><text:s text:c="2"/>print('Deleting all InBound rule regarding',PORT)</text:p>
      <text:p text:style-name="P1"><text:s text:c="2"/>ruleDel(PORT,STATUS)</text:p>
      <text:p text:style-name="P1">elif selection == '2':</text:p>
      <text:p text:style-name="P1"><text:s text:c="2"/>STATUS = True</text:p>
      <text:p text:style-name="P1"><text:s text:c="2"/>print('Deleting all OutBound rule regarding',PORT)</text:p>
      <text:p text:style-name="P1"><text:s text:c="2"/>ruleDel(PORT,STATUS)</text:p>
      <text:p text:style-name="P1">else:</text:p>
      <text:p text:style-name="P1"><text:s text:c="4"/>print('Invalid selection')</text:p>
      <text:p text:style-name="P1">​</text:p>
      <text:p text:style-name="P1"><text:s text:c="4"/></text:p>
      <text:p text:style-name="Preformatted_20_Text">Enter Port Number : 22</text:p>
      <text:p text:style-name="Preformatted_20_Text">1.INBOUND</text:p>
      <text:p text:style-name="Preformatted_20_Text">2.OUTBOUND</text:p>
      <text:p text:style-name="Preformatted_20_Text">Enter 1 for InBound 2 for OutBound : 1</text:p>
      <text:p text:style-name="Preformatted_20_Text">Deleting all InBound rule regarding 22</text:p>
      <text:p text:style-name="Preformatted_20_Text"><text:soft-page-break/>{'CidrBlock': '0.0.0.0/0', 'Egress': True, 'Protocol': '-1', 'RuleAction': 'allow', 'RuleNumber': 100}</text:p>
      <text:p text:style-name="Preformatted_20_Text">{'CidrBlock': '0.0.0.0/0', 'Egress': True, 'Protocol': '-1', 'RuleAction': 'deny', 'RuleNumber': 32767}</text:p>
      <text:p text:style-name="P3">{'CidrBlock': '0.0.0.0/0', 'Egress': False, 'Protocol': '-1', 'RuleAction': 'allow', 'RuleNumber': 100}</text:p>
      <text:h text:style-name="Heading_20_1" text:outline-level="1"><text:bookmark text:name="Creating-ssh-key-pair"/>Creating ssh key pair</text:h>
      <text:p text:style-name="P2">keyPair=ec2.create_key_pair(KeyName='fujiclado')</text:p>
      <text:p text:style-name="P2">keyPair.name</text:p>
      <text:p text:style-name="P3">'fujiclado'</text:p>
      <text:p text:style-name="P2">keyPair.key_fingerprint</text:p>
      <text:p text:style-name="P3">'7e:10:7e:17:0f:b2:d5:7d:f8:08:59:85:d7:9f:c2:c2:24:bd:91:c2'</text:p>
      <text:p text:style-name="P2">keyPair.delete()</text:p>
      <text:p text:style-name="Preformatted_20_Text">{'ResponseMetadata': {'HTTPHeaders': {'content-type': 'text/xml;charset=UTF-8',</text:p>
      <text:p text:style-name="Preformatted_20_Text"><text:s text:c="3"/>'date': 'Thu, 16 Nov 2017 09:45:35 GMT',</text:p>
      <text:p text:style-name="Preformatted_20_Text"><text:s text:c="3"/>'server': 'AmazonEC2',</text:p>
      <text:p text:style-name="Preformatted_20_Text"><text:s text:c="3"/>'transfer-encoding': 'chunked',</text:p>
      <text:p text:style-name="Preformatted_20_Text"><text:s text:c="3"/>'vary': 'Accept-Encoding'},</text:p>
      <text:p text:style-name="Preformatted_20_Text"><text:s text:c="2"/>'HTTPStatusCode': 200,</text:p>
      <text:p text:style-name="Preformatted_20_Text"><text:s text:c="2"/>'RequestId': 'ad1921ff-b7ae-4ebb-8c40-e30628db5fd4',</text:p>
      <text:p text:style-name="P4"><text:s text:c="2"/>'RetryAttempts': 0}}</text:p>
      <text:p text:style-name="P3"/>
      <text:p text:style-name="P2">ec2.import_key_pai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28:22.442610539</meta:creation-date>
    <dc:date>2017-11-24T21:30:03.471863940</dc:date>
    <meta:editing-duration>PT1M4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7" meta:paragraph-count="327" meta:word-count="841" meta:character-count="10133" meta:non-whitespace-character-count="8886"/>
  </office:meta>
</office:document-meta>
</file>